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2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 style:list-style-name="L1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000000" fo:font-family="Arial" style:font-family-generic="roman" style:font-pitch="variable" fo:font-size="10pt" fo:font-weight="bold" style:letter-kerning="true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ffffff" fo:font-family="Arial" style:font-family-generic="roman" style:font-pitch="variable" fo:font-size="10pt" fo:font-weight="bold" style:letter-kerning="true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.31cm" svg:x="0.735cm" svg:y="0.725cm">
          <draw:text-box>
            <text:p><text:span text:style-name="T1">OMPL Lightning Framework</text:span></text:p>
            <text:p><text:span text:style-name="T2">API Overview</text:span></text:p>
          </draw:text-box>
        </draw:frame>
        <draw:custom-shape draw:style-name="gr2" draw:text-style-name="P3" xml:id="id1" draw:id="id1" draw:layer="layout" svg:width="4.655cm" svg:height="1.905cm" svg:x="8.255cm" svg:y="3.64cm">
          <text:p text:style-name="P2"><text:span text:style-name="T3">Lightning</text:span></text:p>
          <text:p text:style-name="P2"><text:span text:style-name="T4">Inherits from SimpleSetup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3.175cm" svg:height="1.153cm" svg:x="17.78cm" svg:y="0.635cm">
          <draw:text-box>
            <text:p text:style-name="P4"><text:span text:style-name="T5">18 July 2014</text:span></text:p>
            <text:p text:style-name="P4"><text:span text:style-name="T5">Dave Coleman</text:span></text:p>
          </draw:text-box>
        </draw:frame>
        <draw:custom-shape draw:style-name="gr2" draw:text-style-name="P3" xml:id="id2" draw:id="id2" draw:layer="layout" svg:width="4.655cm" svg:height="1.905cm" svg:x="8.255cm" svg:y="6.75cm">
          <text:p text:style-name="P2"><text:span text:style-name="T3">ParallelPlan</text:span></text:p>
          <text:p text:style-name="P2"><text:span text:style-name="T4">Currently uses two threa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0.582cm" svg:y1="5.545cm" svg:x2="10.582cm" svg:y2="6.75cm" draw:start-shape="id1" draw:start-glue-point="2" draw:end-shape="id2" draw:end-glue-point="0" svg:d="m10582 5545v1205" svg:viewBox="0 0 1 1206">
          <text:p/>
        </draw:connector>
        <draw:custom-shape draw:style-name="gr2" draw:text-style-name="P3" xml:id="id3" draw:id="id3" draw:layer="layout" svg:width="4.655cm" svg:height="1.905cm" svg:x="5.255cm" svg:y="10.755cm">
          <text:p text:style-name="P2"><text:span text:style-name="T3">Regular Planner</text:span></text:p>
          <text:p text:style-name="P2"><text:span text:style-name="T4">Planning from scratch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655cm" svg:height="1.905cm" svg:x="11.605cm" svg:y="10.755cm">
          <text:p text:style-name="P2"><text:span text:style-name="T3">RetrieveRepair</text:span></text:p>
          <text:p text:style-name="P2"><text:span text:style-name="T4">Searches database for similar experie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3.175cm" svg:height="3.175cm" svg:x="9.525cm" svg:y="18.236cm">
          <text:p text:style-name="P5">ExperienceDB<text:line-break/><text:span text:style-name="T6">Stores all past path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xml:id="id7" draw:id="id7" draw:layer="layout" svg:width="4.655cm" svg:height="1.905cm" svg:x="13.76cm" svg:y="17.601cm">
          <text:p text:style-name="P2"><text:span text:style-name="T3">NearestNeighbor</text:span></text:p>
          <text:p text:style-name="P2"><text:span text:style-name="T4">Indexes start and goal locations to corresponding past path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4.655cm" svg:height="1.905cm" svg:x="13.76cm" svg:y="20.141cm">
          <text:p text:style-name="P2"><text:span text:style-name="T3">PlannerDataStorage</text:span></text:p>
          <text:p text:style-name="P2"><text:span text:style-name="T4">Serializes each path into a separate planner data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0.582cm" svg:y1="8.655cm" svg:x2="7.582cm" svg:y2="10.755cm" draw:start-shape="id2" draw:start-glue-point="2" draw:end-shape="id3" draw:end-glue-point="0" svg:d="m10582 8655-3000 2100" svg:viewBox="0 0 3001 2101">
          <text:p/>
        </draw:connector>
        <draw:connector draw:style-name="gr6" draw:text-style-name="P2" draw:layer="layout" draw:type="line" svg:x1="10.582cm" svg:y1="8.655cm" svg:x2="13.932cm" svg:y2="10.755cm" draw:start-shape="id2" draw:start-glue-point="2" draw:end-shape="id4" draw:end-glue-point="0" svg:d="m10582 8655 3350 2100" svg:viewBox="0 0 3351 2101">
          <text:p/>
        </draw:connector>
        <draw:connector draw:style-name="gr6" draw:text-style-name="P2" draw:layer="layout" draw:type="line" svg:x1="12.7cm" svg:y1="19.824cm" svg:x2="13.76cm" svg:y2="21.093cm" draw:start-shape="id5" draw:start-glue-point="8" draw:end-shape="id6" draw:end-glue-point="3" svg:d="m12700 19824 1060 1269" svg:viewBox="0 0 1061 1270">
          <text:p/>
        </draw:connector>
        <draw:connector draw:style-name="gr6" draw:text-style-name="P2" draw:layer="layout" draw:type="line" svg:x1="12.7cm" svg:y1="19.824cm" svg:x2="13.76cm" svg:y2="18.553cm" draw:start-shape="id5" draw:start-glue-point="8" draw:end-shape="id7" svg:d="m12700 19824 1060-1271" svg:viewBox="0 0 1061 1272">
          <text:p/>
        </draw:connector>
        <draw:custom-shape draw:style-name="gr7" draw:text-style-name="P7" xml:id="id8" draw:id="id8" draw:layer="layout" svg:width="3.175cm" svg:height="1.905cm" svg:x="14.484cm" svg:y="22.86cm">
          <text:p text:style-name="P6"><text:span text:style-name="T7">Planning Group Binary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2" draw:layer="layout" draw:type="line" svg:x1="16.087cm" svg:y1="22.046cm" svg:x2="16.072cm" svg:y2="22.86cm" draw:start-shape="id6" draw:start-glue-point="2" draw:end-shape="id8" draw:end-glue-point="4" svg:d="m16087 22046-15 814" svg:viewBox="0 0 16 815">
          <text:p/>
        </draw:connector>
        <draw:custom-shape draw:style-name="gr5" draw:text-style-name="P3" xml:id="id9" draw:id="id9" draw:layer="layout" svg:width="4.655cm" svg:height="1.905cm" svg:x="5.08cm" svg:y="14.605cm">
          <text:p text:style-name="P8"><text:span text:style-name="T3">DynamicTimeWarp</text:span></text:p>
          <text:p text:style-name="P8"><text:span text:style-name="T4">Compares two paths and scores for similar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7.582cm" svg:y1="12.66cm" svg:x2="7.407cm" svg:y2="14.605cm" draw:start-shape="id3" draw:start-glue-point="2" draw:end-shape="id9" draw:end-glue-point="0" svg:d="m7582 12660-175 1945" svg:viewBox="0 0 176 1946">
          <text:p/>
        </draw:connector>
        <draw:connector draw:style-name="gr6" draw:text-style-name="P2" draw:layer="layout" draw:type="line" svg:x1="7.407cm" svg:y1="16.51cm" svg:x2="9.525cm" svg:y2="19.824cm" draw:start-shape="id9" draw:start-glue-point="2" draw:end-shape="id5" draw:end-glue-point="6" svg:d="m7407 16510 2118 3314" svg:viewBox="0 0 2119 3315">
          <text:p/>
        </draw:connector>
        <draw:connector draw:style-name="gr6" draw:text-style-name="P2" draw:layer="layout" draw:type="line" svg:x1="11.113cm" svg:y1="18.236cm" svg:x2="13.932cm" svg:y2="12.66cm" draw:start-shape="id5" draw:start-glue-point="5" draw:end-shape="id4" draw:end-glue-point="2" svg:d="m11113 18236 2819-5576" svg:viewBox="0 0 2820 5577">
          <text:p/>
        </draw:connector>
        <draw:connector draw:style-name="gr6" draw:text-style-name="P2" draw:layer="layout" draw:type="line" svg:x1="11.605cm" svg:y1="11.707cm" svg:x2="7.407cm" svg:y2="14.605cm" draw:start-shape="id4" draw:start-glue-point="3" draw:end-shape="id9" draw:end-glue-point="0" svg:d="m11605 11707-4198 2898" svg:viewBox="0 0 4199 2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4-07-18T13:50:37</dc:date>
    <dc:creator>Dave Coleman</dc:creator>
    <meta:editing-duration>P1DT7H6M28S</meta:editing-duration>
    <meta:editing-cycles>28</meta:editing-cycles>
    <meta:generator>LibreOffice/3.5$Linux_X86_64 LibreOffice_project/350m1$Build-2</meta:generator>
    <meta:printed-by>David Coleman</meta:printed-by>
    <meta:print-date>2012-06-08T13:46:18</meta:print-date>
    <meta:document-statistic meta:object-count="21"/>
  </office:meta>
</office:document-meta>
</file>